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eading_20_4">
      <style:text-properties officeooo:rsid="000f2ca5" officeooo:paragraph-rsid="000f2ca5"/>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text-properties officeooo:rsid="000f2ca5" officeooo:paragraph-rsid="000f2ca5"/>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Inventory Management System</text:h>
      <text:p text:style-name="Text_20_body">Efficient and scalable inventory management relies heavily on data structures and algorithms. These tools are crucial for optimizing inventory operations, ensuring accurate tracking, and facilitating data-driven decision-making. The use of data structures like HashMap enhances storage efficiency, allows for quick data retrieval, and supports scalable inventory tracking systems. They also enable the analysis of inventory data, offering insights into sales trends, product demand, and supply chain optimization.</text:p>
      <text:h text:style-name="P2" text:outline-level="4">Time Complexity Analysis:</text:h>
      <text:p text:style-name="Text_20_body"><text:span text:style-name="Strong_20_Emphasis">Add Product:</text:span></text:p>
      <text:list text:style-name="L7">
        <text:list-item>
          <text:p text:style-name="P17"><text:span text:style-name="Strong_20_Emphasis">Method:</text:span> <text:span text:style-name="Source_20_Text">addProduct</text:span></text:p>
        </text:list-item>
        <text:list-item>
          <text:p text:style-name="P17"><text:span text:style-name="Strong_20_Emphasis">Process:</text:span> Adds a product to the inventory.</text:p>
        </text:list-item>
        <text:list-item>
          <text:p text:style-name="P16"><text:span text:style-name="Strong_20_Emphasis">Time Complexity:</text:span> O(1) on average, due to the constant time insertion provided by HashMap.</text:p>
        </text:list-item>
      </text:list>
      <text:p text:style-name="Text_20_body"><text:span text:style-name="Strong_20_Emphasis">Update Product:</text:span></text:p>
      <text:list text:style-name="L8">
        <text:list-item>
          <text:p text:style-name="P19"><text:span text:style-name="Strong_20_Emphasis">Method:</text:span> <text:span text:style-name="Source_20_Text">updateProduct</text:span></text:p>
        </text:list-item>
        <text:list-item>
          <text:p text:style-name="P19"><text:span text:style-name="Strong_20_Emphasis">Process:</text:span> Checks if the product exists in the inventory and updates it.</text:p>
        </text:list-item>
        <text:list-item>
          <text:p text:style-name="P18"><text:span text:style-name="Strong_20_Emphasis">Time Complexity:</text:span> O(1) on average, because HashMap allows constant time complexity for updates.</text:p>
        </text:list-item>
      </text:list>
      <text:p text:style-name="Text_20_body"><text:span text:style-name="Strong_20_Emphasis">Delete Product:</text:span></text:p>
      <text:list text:style-name="L9">
        <text:list-item>
          <text:p text:style-name="P21"><text:span text:style-name="Strong_20_Emphasis">Method:</text:span> <text:span text:style-name="Source_20_Text">deleteProduct</text:span></text:p>
        </text:list-item>
        <text:list-item>
          <text:p text:style-name="P21"><text:span text:style-name="Strong_20_Emphasis">Process:</text:span> Removes a product from the inventory.</text:p>
        </text:list-item>
        <text:list-item>
          <text:p text:style-name="P20"><text:span text:style-name="Strong_20_Emphasis">Time Complexity:</text:span> O(1) on average, as removal operations in HashMap also have constant time complexity.</text:p>
        </text:list-item>
      </text:list>
      <text:p text:style-name="Text_20_body">In summary, all the operations (add, update, delete) in this Inventory Management System exhibit an average time complexity of O(1) due to the use of HashMap, ensuring minimal time consumption for these tasks.</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0T17:36:06.412000000</meta:creation-date>
    <dc:date>2024-07-30T17:37:46.967000000</dc:date>
    <meta:editing-duration>PT1M40S</meta:editing-duration>
    <meta:editing-cycles>1</meta:editing-cycles>
    <meta:document-statistic meta:table-count="0" meta:image-count="0" meta:object-count="0" meta:page-count="1" meta:paragraph-count="16" meta:word-count="195" meta:character-count="1327" meta:non-whitespace-character-count="1157"/>
    <meta:generator>LibreOffice/24.2.4.2$Windows_X86_64 LibreOffice_project/51a6219feb6075d9a4c46691dcfe0cd9c4fff3c2</meta:generator>
  </office:meta>
</office:document-meta>
</file>